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svg:font-family="Courier"/>
    <style:font-face style:name="Menlo" svg:font-family="Menlo"/>
    <style:font-face style:name="Menlo-Regular" svg:font-family="Menlo-Regular"/>
    <style:font-face style:name="Verdana" svg:font-family="Verdana"/>
    <style:font-face style:name="Menlo1"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background-color="#f2f2f2"/>
    </style:style>
    <style:style style:name="P2" style:family="paragraph" style:parent-style-name="Text_20_body" style:list-style-name="L1">
      <style:paragraph-properties>
        <style:tab-stops/>
      </style:paragraph-properties>
    </style:style>
    <style:style style:name="P3" style:family="paragraph" style:parent-style-name="Text_20_body" style:list-style-name="L1">
      <style:paragraph-properties>
        <style:tab-stops/>
      </style:paragraph-properties>
      <style:text-properties fo:font-weight="normal" style:font-weight-asian="normal" style:font-weight-complex="normal"/>
    </style:style>
    <style:style style:name="P4" style:family="paragraph" style:parent-style-name="Text_20_body" style:list-style-name="L1">
      <style:paragraph-properties fo:padding="0.049cm" fo:border="0.035cm solid #000000" style:shadow="none"/>
      <style:text-properties fo:background-color="transparent"/>
    </style:style>
    <style:style style:name="P5" style:family="paragraph" style:parent-style-name="Text_20_body" style:list-style-name="L1">
      <style:paragraph-properties fo:padding="0.049cm" fo:border="0.035cm solid #000000" style:shadow="none">
        <style:tab-stops/>
      </style:paragraph-properties>
      <style:text-properties fo:background-color="transparent"/>
    </style:style>
    <style:style style:name="P6" style:family="paragraph" style:parent-style-name="Text_20_body">
      <style:paragraph-properties fo:margin-left="1.279cm" fo:margin-right="0cm" fo:text-indent="-0.926cm" style:auto-text-indent="false">
        <style:tab-stops/>
      </style:paragraph-properties>
      <style:text-properties style:font-name="Verdana1"/>
    </style:style>
    <style:style style:name="P7" style:family="paragraph" style:parent-style-name="Text_20_body" style:list-style-name="L1">
      <style:paragraph-properties fo:margin-left="1.279cm" fo:margin-right="0cm" fo:text-indent="-0.926cm" style:auto-text-indent="false">
        <style:tab-stops/>
      </style:paragraph-properties>
      <style:text-properties style:font-name="Verdana1"/>
    </style:style>
    <style:style style:name="P8" style:family="paragraph" style:parent-style-name="Text_20_body">
      <style:paragraph-properties fo:margin-left="1.279cm" fo:margin-right="0cm" fo:text-indent="-0.926cm" style:auto-text-indent="false">
        <style:tab-stops/>
      </style:paragraph-properties>
      <style:text-properties style:font-name="Verdana1" fo:font-weight="bold" style:font-weight-asian="bold" style:font-weight-complex="bold"/>
    </style:style>
    <style:style style:name="P9" style:family="paragraph" style:parent-style-name="Text_20_body">
      <style:paragraph-properties fo:margin-left="1.279cm" fo:margin-right="0cm" fo:text-indent="-0.926cm" style:auto-text-indent="false">
        <style:tab-stops/>
      </style:paragraph-properties>
      <style:text-properties style:font-name="Verdana1" fo:font-style="normal" fo:font-weight="normal" style:font-style-asian="normal" style:font-weight-asian="normal" style:font-style-complex="normal" style:font-weight-complex="normal"/>
    </style:style>
    <style:style style:name="P10" style:family="paragraph" style:parent-style-name="Text_20_body" style:list-style-name="L1">
      <style:paragraph-properties fo:margin-left="1.279cm" fo:margin-right="0cm" fo:text-indent="-0.926cm" style:auto-text-indent="false">
        <style:tab-stops/>
      </style:paragraph-properties>
      <style:text-properties style:font-name="Verdana1"/>
    </style:style>
    <style:style style:name="P11" style:family="paragraph" style:parent-style-name="Text_20_body" style:list-style-name="L1">
      <style:paragraph-properties fo:margin-left="1.279cm" fo:margin-right="0cm" fo:text-indent="-0.926cm" style:auto-text-indent="false">
        <style:tab-stops/>
      </style:paragraph-properties>
      <style:text-properties style:font-name="Verdana1" fo:background-color="#ffffff"/>
    </style:style>
    <style:style style:name="P12" style:family="paragraph" style:parent-style-name="Text_20_body" style:list-style-name="L1">
      <style:paragraph-properties fo:margin-left="1.279cm" fo:margin-right="0cm" fo:text-indent="-0.926cm" style:auto-text-indent="false">
        <style:tab-stops/>
      </style:paragraph-properties>
      <style:text-properties fo:color="#232323" style:font-name="Verdana" fo:font-size="11pt" fo:background-color="#ffffff"/>
    </style:style>
    <style:style style:name="P13" style:family="paragraph" style:parent-style-name="Text_20_body">
      <style:paragraph-properties fo:margin-left="1.279cm" fo:margin-right="0cm" fo:text-indent="-0.926cm" style:auto-text-indent="false">
        <style:tab-stops/>
      </style:paragraph-properties>
      <style:text-properties fo:color="#232323" style:font-name="Verdana1" fo:font-size="11pt" fo:background-color="#ffffff"/>
    </style:style>
    <style:style style:name="P14" style:family="paragraph" style:parent-style-name="Text_20_body">
      <style:paragraph-properties fo:margin-left="1.279cm" fo:margin-right="0cm" fo:text-indent="-0.926cm" style:auto-text-indent="false">
        <style:tab-stops/>
      </style:paragraph-properties>
      <style:text-properties fo:color="#232323" style:font-name="Verdana1" fo:font-size="11pt" fo:background-color="#ffffff"/>
    </style:style>
    <style:style style:name="P15" style:family="paragraph" style:parent-style-name="Text_20_body" style:list-style-name="L1">
      <style:paragraph-properties fo:margin-left="1.279cm" fo:margin-right="0cm" fo:text-indent="-0.926cm" style:auto-text-indent="false">
        <style:tab-stops/>
      </style:paragraph-properties>
      <style:text-properties fo:color="#232323" style:font-name="Verdana1" fo:font-size="11pt" fo:background-color="#ffffff"/>
    </style:style>
    <style:style style:name="P16" style:family="paragraph" style:parent-style-name="Text_20_body" style:list-style-name="L1">
      <style:paragraph-properties fo:margin-left="1.279cm" fo:margin-right="0cm" fo:text-indent="-0.926cm" style:auto-text-indent="false">
        <style:tab-stops/>
      </style:paragraph-properties>
      <style:text-properties fo:color="#232323" style:font-name="Verdana1" fo:font-size="11pt" fo:font-weight="bold" fo:background-color="#ffffff" style:font-weight-asian="bold" style:font-weight-complex="bold"/>
    </style:style>
    <style:style style:name="P17" style:family="paragraph" style:parent-style-name="Text_20_body" style:list-style-name="L1">
      <style:paragraph-properties fo:margin-left="1.279cm" fo:margin-right="0cm" fo:text-indent="-0.926cm" style:auto-text-indent="false">
        <style:tab-stops/>
      </style:paragraph-properties>
      <style:text-properties style:font-name="Verdana"/>
    </style:style>
    <style:style style:name="P18" style:family="paragraph" style:parent-style-name="Text_20_body" style:list-style-name="L1">
      <style:paragraph-properties fo:margin-left="1.279cm" fo:margin-right="0cm" fo:text-indent="-0.926cm" style:auto-text-indent="false">
        <style:tab-stops/>
      </style:paragraph-properties>
      <style:text-properties style:font-name="Verdana" fo:background-color="#ffffff"/>
    </style:style>
    <style:style style:name="P19" style:family="paragraph" style:parent-style-name="Text_20_body">
      <style:paragraph-properties fo:margin-left="1.279cm" fo:margin-right="0cm" fo:text-indent="-0.926cm" style:auto-text-indent="false">
        <style:tab-stops/>
      </style:paragraph-properties>
    </style:style>
    <style:style style:name="P20" style:family="paragraph" style:parent-style-name="Text_20_body" style:list-style-name="L1">
      <style:paragraph-properties fo:margin-left="1.279cm" fo:margin-right="0cm" fo:text-indent="-0.926cm" style:auto-text-indent="false">
        <style:tab-stops/>
      </style:paragraph-properties>
    </style:style>
    <style:style style:name="P21" style:family="paragraph" style:parent-style-name="Text_20_body" style:list-style-name="L1">
      <style:paragraph-properties fo:margin-left="1.279cm" fo:margin-right="0cm" fo:text-indent="-0.926cm" style:auto-text-indent="false">
        <style:tab-stops/>
      </style:paragraph-properties>
      <style:text-properties fo:font-weight="bold" style:font-weight-asian="bold" style:font-weight-complex="bold"/>
    </style:style>
    <style:style style:name="P22" style:family="paragraph" style:parent-style-name="Text_20_body">
      <style:paragraph-properties fo:margin-left="1.279cm" fo:margin-right="0cm" fo:text-indent="-0.926cm" style:auto-text-indent="false">
        <style:tab-stops/>
      </style:paragraph-properties>
      <style:text-properties fo:font-weight="normal" style:font-weight-asian="normal" style:font-weight-complex="normal"/>
    </style:style>
    <style:style style:name="P23" style:family="paragraph" style:parent-style-name="Text_20_body" style:list-style-name="L1">
      <style:paragraph-properties fo:margin-left="1.279cm" fo:margin-right="0cm" fo:text-indent="-0.926cm" style:auto-text-indent="false">
        <style:tab-stops/>
      </style:paragraph-properties>
      <style:text-properties fo:font-weight="normal" style:font-weight-asian="normal" style:font-weight-complex="normal"/>
    </style:style>
    <style:style style:name="P24" style:family="paragraph" style:parent-style-name="Text_20_body" style:list-style-name="L1">
      <style:paragraph-properties fo:margin-left="1.279cm" fo:margin-right="0cm" fo:text-indent="-0.926cm" style:auto-text-indent="false">
        <style:tab-stops/>
      </style:paragraph-properties>
      <style:text-properties fo:font-style="normal" fo:font-weight="normal" style:font-style-asian="normal" style:font-weight-asian="normal" style:font-style-complex="normal" style:font-weight-complex="normal"/>
    </style:style>
    <style:style style:name="P25" style:family="paragraph" style:parent-style-name="Text_20_body" style:list-style-name="L1">
      <style:paragraph-properties fo:margin-left="1.279cm" fo:margin-right="0cm" fo:text-indent="-0.926cm" style:auto-text-indent="false" fo:padding="0.049cm" fo:border="0.035cm solid #000000" style:shadow="none">
        <style:tab-stops/>
      </style:paragraph-properties>
      <style:text-properties style:font-name="Verdana1" fo:background-color="#ffffff"/>
    </style:style>
    <style:style style:name="P26" style:family="paragraph" style:parent-style-name="Text_20_body" style:list-style-name="L1">
      <style:paragraph-properties fo:margin-left="1.279cm" fo:margin-right="0cm" fo:text-indent="-0.926cm" style:auto-text-indent="false" fo:padding="0.049cm" fo:border="0.035cm solid #000000" style:shadow="none">
        <style:tab-stops/>
      </style:paragraph-properties>
      <style:text-properties style:font-name="Verdana" fo:background-color="transparent"/>
    </style:style>
    <style:style style:name="P27" style:family="paragraph" style:parent-style-name="Text_20_body" style:list-style-name="L1">
      <style:paragraph-properties fo:margin-left="1.274cm" fo:margin-right="-0.005cm" fo:text-indent="-0.088cm" style:auto-text-indent="false" fo:padding="0.049cm" fo:border="0.035cm solid #000000" style:shadow="none">
        <style:tab-stops/>
      </style:paragraph-properties>
      <style:text-properties style:font-name="Verdana1"/>
    </style:style>
    <style:style style:name="P28" style:family="paragraph" style:parent-style-name="Text_20_body">
      <style:paragraph-properties fo:margin-left="0.353cm" fo:margin-right="0cm" fo:text-indent="0cm" style:auto-text-indent="false">
        <style:tab-stops/>
      </style:paragraph-properties>
    </style:style>
    <style:style style:name="P29" style:family="paragraph" style:parent-style-name="Text_20_body" style:list-style-name="L1">
      <style:paragraph-properties fo:margin-left="1.274cm" fo:margin-right="-0.005cm" fo:text-indent="-0.176cm" style:auto-text-indent="false" fo:padding="0.049cm" fo:border="0.035cm solid #000000" style:shadow="none">
        <style:tab-stops/>
      </style:paragraph-properties>
      <style:text-properties style:font-name="Verdana" fo:background-color="transparent"/>
    </style:style>
    <style:style style:name="P30" style:family="paragraph" style:parent-style-name="Text_20_body" style:list-style-name="L1">
      <style:paragraph-properties fo:margin-left="1.274cm" fo:margin-right="-0.005cm" fo:text-indent="-0.22cm" style:auto-text-indent="false" fo:padding="0.049cm" fo:border="0.035cm solid #000000" style:shadow="none">
        <style:tab-stops/>
      </style:paragraph-properties>
      <style:text-properties fo:background-color="#f2f2f2"/>
    </style:style>
    <style:style style:name="P31" style:family="paragraph" style:parent-style-name="Text_20_body" style:list-style-name="L1">
      <style:paragraph-properties fo:margin-left="1.274cm" fo:margin-right="-0.005cm" fo:text-indent="-0.265cm" style:auto-text-indent="false" fo:padding="0.049cm" fo:border="0.035cm solid #000000" style:shadow="none">
        <style:tab-stops/>
      </style:paragraph-properties>
      <style:text-properties fo:font-weight="normal" style:font-weight-asian="normal" style:font-weight-complex="normal"/>
    </style:style>
    <style:style style:name="P32" style:family="paragraph" style:parent-style-name="Standard" style:list-style-name="L1">
      <style:paragraph-properties fo:padding="0.049cm" fo:border="0.035cm solid #000000" style:shadow="none">
        <style:tab-stops/>
      </style:paragraph-properties>
      <style:text-properties fo:background-color="transparent"/>
    </style:style>
    <style:style style:name="P33" style:family="paragraph" style:parent-style-name="Standard" style:list-style-name="L1">
      <style:paragraph-properties fo:margin-left="1.274cm" fo:margin-right="-0.005cm" fo:text-indent="-0.288cm" style:auto-text-indent="false" fo:padding="0.049cm" fo:border="0.035cm solid #000000" style:shadow="none">
        <style:tab-stops/>
      </style:paragraph-properties>
      <style:text-properties style:font-name="Menlo1" fo:font-size="10pt"/>
    </style:style>
    <style:style style:name="P34" style:family="paragraph" style:parent-style-name="Heading_20_1">
      <style:paragraph-properties fo:margin-left="1.279cm" fo:margin-right="0cm" fo:text-indent="-0.926cm" style:auto-text-indent="false">
        <style:tab-stops/>
      </style:paragraph-properties>
      <style:text-properties style:font-name="Verdana1"/>
    </style:style>
    <style:style style:name="P35" style:family="paragraph" style:parent-style-name="Heading_20_3">
      <style:paragraph-properties fo:margin-left="1.279cm" fo:margin-right="0cm" fo:text-indent="-0.926cm" style:auto-text-indent="false">
        <style:tab-stops/>
      </style:paragraph-properties>
      <style:text-properties style:font-name="Verdana1"/>
    </style:style>
    <style:style style:name="P36" style:family="paragraph" style:parent-style-name="Heading_20_3">
      <style:paragraph-properties fo:margin-left="1.279cm" fo:margin-right="0cm" fo:text-indent="-0.926cm" style:auto-text-indent="false">
        <style:tab-stops/>
      </style:paragraph-properties>
      <style:text-properties style:font-name="Verdana1"/>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color="#232323" fo:font-style="normal" fo:font-weight="normal" fo:background-color="#ffffff" style:font-style-asian="normal" style:font-weight-asian="normal" style:font-style-complex="normal" style:font-weight-complex="normal"/>
    </style:style>
    <style:style style:name="T10" style:family="text">
      <style:text-properties fo:color="#232323" style:font-name="Verdana" fo:font-size="11pt"/>
    </style:style>
    <style:style style:name="T11" style:family="text">
      <style:text-properties fo:color="#232323" style:font-name="Verdana" fo:font-size="11pt" fo:font-style="normal" fo:font-weight="normal" style:font-style-asian="normal" style:font-weight-asian="normal" style:font-style-complex="normal" style:font-weight-complex="normal"/>
    </style:style>
    <style:style style:name="T12" style:family="text">
      <style:text-properties fo:color="#232323" style:font-name="Verdana" fo:font-size="11pt" fo:font-style="normal" fo:font-weight="normal" fo:background-color="#e5e5e5" style:font-style-asian="normal" style:font-weight-asian="normal" style:font-style-complex="normal" style:font-weight-complex="normal"/>
    </style:style>
    <style:style style:name="T13" style:family="text">
      <style:text-properties fo:color="#232323" style:font-name="Verdana" fo:font-size="11pt" fo:font-style="normal" fo:font-weight="normal" fo:background-color="transparent" style:font-style-asian="normal" style:font-weight-asian="normal" style:font-style-complex="normal" style:font-weight-complex="normal"/>
    </style:style>
    <style:style style:name="T14" style:family="text">
      <style:text-properties fo:color="#232323" style:font-name="Verdana" fo:font-size="11pt" fo:font-style="normal" fo:font-weight="normal" fo:background-color="#ffffff" style:font-style-asian="normal" style:font-weight-asian="normal" style:font-style-complex="normal" style:font-weight-complex="normal"/>
    </style:style>
    <style:style style:name="T15" style:family="text">
      <style:text-properties fo:color="#232323" style:font-name="Verdana" fo:font-size="11pt" fo:font-style="normal" fo:font-weight="bold" style:font-style-asian="normal" style:font-weight-asian="normal" style:font-style-complex="normal" style:font-weight-complex="normal"/>
    </style:style>
    <style:style style:name="T16" style:family="text">
      <style:text-properties fo:color="#232323" style:font-name="Verdana" fo:font-size="11pt" fo:font-style="normal" fo:font-weight="bold" style:font-style-asian="normal" style:font-weight-asian="bold" style:font-style-complex="normal" style:font-weight-complex="bold"/>
    </style:style>
    <style:style style:name="T17" style:family="text">
      <style:text-properties fo:color="#232323" style:font-name="Verdana" fo:font-size="11pt" fo:font-style="normal" fo:font-weight="bold" fo:background-color="#e5e5e5" style:font-style-asian="normal" style:font-weight-asian="normal" style:font-style-complex="normal" style:font-weight-complex="normal"/>
    </style:style>
    <style:style style:name="T18" style:family="text">
      <style:text-properties fo:color="#232323" style:font-name="Verdana" fo:font-size="11pt" fo:font-style="normal" fo:font-weight="bold" fo:background-color="transparent" style:font-style-asian="normal" style:font-weight-asian="normal" style:font-style-complex="normal" style:font-weight-complex="normal"/>
    </style:style>
    <style:style style:name="T19" style:family="text">
      <style:text-properties fo:color="#232323" style:font-name="Verdana" fo:font-size="11pt" fo:font-style="normal" fo:font-weight="bold" fo:background-color="#ffffff" style:font-style-asian="normal" style:font-weight-asian="bold" style:font-style-complex="normal" style:font-weight-complex="bold"/>
    </style:style>
    <style:style style:name="T20" style:family="text">
      <style:text-properties fo:color="#232323" style:font-name="Verdana" fo:font-size="11pt" fo:font-style="normal" fo:font-weight="bold" fo:background-color="#ffffff" style:font-style-asian="normal" style:font-weight-asian="normal" style:font-style-complex="normal" style:font-weight-complex="normal"/>
    </style:style>
    <style:style style:name="T21" style:family="text">
      <style:text-properties fo:color="#232323" style:font-name="Verdana" fo:font-size="11pt" fo:font-style="normal" fo:background-color="#ffffff" style:font-style-asian="normal" style:font-style-complex="normal"/>
    </style:style>
    <style:style style:name="T22" style:family="text">
      <style:text-properties fo:color="#232323" style:font-name="Verdana" fo:font-size="11pt" fo:font-style="normal" style:text-underline-style="solid" style:text-underline-width="auto" style:text-underline-color="font-color" fo:font-weight="normal" fo:background-color="#ffffff" style:font-style-asian="normal" style:font-weight-asian="normal" style:font-style-complex="normal" style:font-weight-complex="normal"/>
    </style:style>
    <style:style style:name="T23" style:family="text">
      <style:text-properties fo:color="#232323" style:font-name="Verdana" fo:font-size="11pt" fo:font-style="normal" style:text-underline-style="none" fo:font-weight="normal" fo:background-color="#ffffff" style:font-style-asian="normal" style:font-weight-asian="normal" style:font-style-complex="normal" style:font-weight-complex="normal"/>
    </style:style>
    <style:style style:name="T24" style:family="text">
      <style:text-properties fo:color="#232323" style:font-name="Verdana" fo:font-size="11pt" fo:font-style="italic" fo:font-weight="bold" fo:background-color="#ffffff" style:font-style-asian="normal" style:font-weight-asian="bold" style:font-style-complex="normal" style:font-weight-complex="bold"/>
    </style:style>
    <style:style style:name="T25" style:family="text">
      <style:text-properties fo:color="#232323" style:font-name="Verdana" fo:font-size="11pt" fo:font-style="italic" fo:font-weight="bold" fo:background-color="#ffffff" style:font-style-asian="italic" style:font-weight-asian="bold" style:font-style-complex="italic" style:font-weight-complex="bold"/>
    </style:style>
    <style:style style:name="T26" style:family="text">
      <style:text-properties fo:color="#232323" style:font-name="Verdana" fo:font-size="11pt" fo:font-style="italic" fo:font-weight="normal" fo:background-color="#ffffff" style:font-style-asian="normal" style:font-weight-asian="normal" style:font-style-complex="normal" style:font-weight-complex="normal"/>
    </style:style>
    <style:style style:name="T27" style:family="text">
      <style:text-properties fo:color="#232323" style:font-name="Verdana" fo:font-size="11pt" fo:font-style="italic" fo:font-weight="normal" fo:background-color="#ffffff" style:font-style-asian="italic" style:font-weight-asian="normal" style:font-style-complex="italic" style:font-weight-complex="normal"/>
    </style:style>
    <style:style style:name="T28" style:family="text">
      <style:text-properties fo:color="#232323" style:font-name="Verdana" fo:font-size="11pt" fo:font-style="italic" fo:background-color="#ffffff" style:font-style-asian="italic" style:font-style-complex="italic"/>
    </style:style>
    <style:style style:name="T29" style:family="text">
      <style:text-properties fo:color="#232323" style:font-name="Verdana" fo:font-size="11pt" fo:font-style="italic" style:text-underline-style="none" fo:font-weight="normal" fo:background-color="#ffffff" style:font-style-asian="italic" style:font-weight-asian="normal" style:font-style-complex="italic" style:font-weight-complex="normal"/>
    </style:style>
    <style:style style:name="T30" style:family="text">
      <style:text-properties fo:color="#232323" style:font-name="Verdana" fo:font-size="11pt" fo:font-weight="bold"/>
    </style:style>
    <style:style style:name="T31" style:family="text">
      <style:text-properties fo:color="#232323" style:font-name="Verdana" fo:font-size="11pt" fo:font-weight="bold" fo:background-color="#ffffff" style:font-weight-asian="bold" style:font-weight-complex="bold"/>
    </style:style>
    <style:style style:name="T32" style:family="text">
      <style:text-properties fo:color="#232323" style:font-name="Verdana" fo:font-size="11pt" fo:background-color="#ffffff"/>
    </style:style>
    <style:style style:name="T33" style:family="text">
      <style:text-properties fo:color="#232323" fo:font-size="11pt"/>
    </style:style>
    <style:style style:name="T34" style:family="text">
      <style:text-properties fo:color="#232323" fo:font-size="11pt" fo:font-style="normal" fo:font-weight="bold" fo:background-color="transparent" style:font-style-asian="normal" style:font-weight-asian="normal" style:font-style-complex="normal" style:font-weight-complex="normal"/>
    </style:style>
    <style:style style:name="T35" style:family="text">
      <style:text-properties fo:color="#232323" fo:font-size="11pt" fo:font-style="normal" fo:font-weight="bold" fo:background-color="#ffffff" style:font-style-asian="normal" style:font-weight-asian="normal" style:font-style-complex="normal" style:font-weight-complex="normal"/>
    </style:style>
    <style:style style:name="T36" style:family="text">
      <style:text-properties fo:color="#232323" fo:font-size="11pt" fo:font-style="normal" fo:font-weight="bold" fo:background-color="#ffffff" style:font-style-asian="normal" style:font-weight-asian="bold" style:font-style-complex="normal" style:font-weight-complex="bold"/>
    </style:style>
    <style:style style:name="T37" style:family="text">
      <style:text-properties fo:color="#232323" fo:font-size="11pt" fo:font-style="normal" fo:font-weight="bold" style:font-style-asian="normal" style:font-weight-asian="normal" style:font-style-complex="normal" style:font-weight-complex="normal"/>
    </style:style>
    <style:style style:name="T38" style:family="text">
      <style:text-properties fo:color="#232323" fo:font-size="11pt" fo:font-style="normal" fo:font-weight="bold" style:font-style-asian="normal" style:font-weight-asian="bold" style:font-style-complex="normal" style:font-weight-complex="bold"/>
    </style:style>
    <style:style style:name="T39" style:family="text">
      <style:text-properties fo:color="#232323" fo:font-size="11pt" fo:font-style="normal" fo:font-weight="normal" fo:background-color="transparent" style:font-style-asian="normal" style:font-weight-asian="normal" style:font-style-complex="normal" style:font-weight-complex="normal"/>
    </style:style>
    <style:style style:name="T40" style:family="text">
      <style:text-properties fo:color="#232323" fo:font-size="11pt" fo:font-style="normal" fo:font-weight="normal" fo:background-color="#ffffff" style:font-style-asian="normal" style:font-weight-asian="normal" style:font-style-complex="normal" style:font-weight-complex="normal"/>
    </style:style>
    <style:style style:name="T41" style:family="text">
      <style:text-properties fo:color="#232323" fo:font-size="11pt" fo:font-style="normal" fo:font-weight="normal" style:font-style-asian="normal" style:font-weight-asian="normal" style:font-style-complex="normal" style:font-weight-complex="normal"/>
    </style:style>
    <style:style style:name="T42" style:family="text">
      <style:text-properties fo:color="#232323" fo:font-size="11pt" fo:font-style="italic" fo:font-weight="normal" fo:background-color="#ffffff" style:font-style-asian="normal" style:font-weight-asian="normal" style:font-style-complex="normal" style:font-weight-complex="normal"/>
    </style:style>
    <style:style style:name="T43" style:family="text">
      <style:text-properties fo:color="#232323" fo:font-size="11pt" fo:font-style="italic" fo:font-weight="normal" fo:background-color="#ffffff" style:font-style-asian="italic" style:font-weight-asian="normal" style:font-style-complex="italic" style:font-weight-complex="normal"/>
    </style:style>
    <style:style style:name="T44" style:family="text">
      <style:text-properties fo:color="#232323" fo:font-size="11pt" fo:font-style="italic" fo:font-weight="bold" fo:background-color="#ffffff" style:font-style-asian="italic" style:font-weight-asian="bold" style:font-style-complex="italic" style:font-weight-complex="bold"/>
    </style:style>
    <style:style style:name="T45" style:family="text">
      <style:text-properties fo:color="#232323" fo:font-size="11pt" fo:font-weight="bold"/>
    </style:style>
    <style:style style:name="T46" style:family="text">
      <style:text-properties fo:color="#232323" style:font-name="Courier" fo:font-size="10pt" fo:font-style="normal" fo:font-weight="bold" fo:background-color="#ffffff" style:font-style-asian="normal" style:font-weight-asian="bold" style:font-style-complex="normal" style:font-weight-complex="bold"/>
    </style:style>
    <style:style style:name="T47" style:family="text">
      <style:text-properties fo:color="#232323" style:font-name="Courier" fo:font-size="10pt" fo:font-style="normal" fo:font-weight="normal" fo:background-color="#ffffff" style:font-style-asian="normal" style:font-weight-asian="normal" style:font-style-complex="normal" style:font-weight-complex="normal"/>
    </style:style>
    <style:style style:name="T48" style:family="text">
      <style:text-properties fo:color="#232323" style:font-name="Courier" fo:font-size="11pt" fo:font-style="normal" fo:font-weight="normal" style:font-style-asian="normal" style:font-weight-asian="normal" style:font-style-complex="normal" style:font-weight-complex="normal"/>
    </style:style>
    <style:style style:name="T49" style:family="text">
      <style:text-properties fo:color="#232323" style:font-name="Courier" fo:font-size="11pt" fo:font-style="normal" fo:font-weight="normal" fo:background-color="#f2f2f2" style:font-style-asian="normal" style:font-weight-asian="normal" style:font-style-complex="normal" style:font-weight-complex="normal"/>
    </style:style>
    <style:style style:name="T50" style:family="text">
      <style:text-properties fo:color="#232323" style:font-name="Courier" fo:font-size="11pt" fo:font-style="normal" fo:font-weight="normal" fo:background-color="transparent" style:font-style-asian="normal" style:font-weight-asian="normal" style:font-style-complex="normal" style:font-weight-complex="normal"/>
    </style:style>
    <style:style style:name="T51" style:family="text">
      <style:text-properties fo:color="#232323" style:font-name="Courier" fo:font-size="11pt" fo:font-style="normal" fo:font-weight="normal" fo:background-color="#ffffff" style:font-style-asian="normal" style:font-weight-asian="normal" style:font-style-complex="normal" style:font-weight-complex="normal"/>
    </style:style>
    <style:style style:name="T52" style:family="text">
      <style:text-properties fo:color="#232323" style:font-name="Courier" fo:font-size="11pt" fo:font-style="normal" fo:background-color="#ffffff" style:font-style-asian="normal" style:font-style-complex="normal"/>
    </style:style>
    <style:style style:name="T53" style:family="text">
      <style:text-properties fo:color="#232323" style:font-name="Courier" fo:font-size="11pt" fo:font-style="italic" fo:font-weight="normal" fo:background-color="#f2f2f2" style:font-style-asian="italic" style:font-weight-asian="normal" style:font-style-complex="italic" style:font-weight-complex="normal"/>
    </style:style>
    <style:style style:name="T54" style:family="text">
      <style:text-properties fo:color="#232323" style:font-name="Courier" fo:font-size="11pt" fo:font-style="italic" fo:font-weight="normal" fo:background-color="transparent" style:font-style-asian="italic" style:font-weight-asian="normal" style:font-style-complex="italic" style:font-weight-complex="normal"/>
    </style:style>
    <style:style style:name="T55" style:family="text">
      <style:text-properties fo:color="#232323" fo:font-size="10pt" fo:font-style="normal" fo:font-weight="normal" fo:background-color="#ffffff" style:font-style-asian="normal" style:font-weight-asian="normal" style:font-style-complex="normal" style:font-weight-complex="normal"/>
    </style:style>
    <style:style style:name="T56" style:family="text">
      <style:text-properties fo:color="#232323" style:font-name="Menlo" fo:font-size="10pt" fo:font-style="normal" fo:font-weight="bold" style:font-style-asian="normal" style:font-weight-asian="bold" style:font-style-complex="normal" style:font-weight-complex="bold"/>
    </style:style>
    <style:style style:name="T57" style:family="text">
      <style:text-properties fo:color="#232323" style:font-name="Menlo" fo:font-size="10pt" fo:font-style="normal" fo:font-weight="normal" style:font-style-asian="normal" style:font-weight-asian="normal" style:font-style-complex="normal" style:font-weight-complex="normal"/>
    </style:style>
    <style:style style:name="T58" style:family="text">
      <style:text-properties fo:color="#232323" style:font-name="Verdana1" fo:font-size="11pt" fo:font-style="normal" fo:font-weight="normal" fo:background-color="#ffffff" style:font-style-asian="normal" style:font-weight-asian="normal" style:font-style-complex="normal" style:font-weight-complex="normal"/>
    </style:style>
    <style:style style:name="T59" style:family="text">
      <style:text-properties fo:color="#232323" style:font-name="Verdana1" fo:font-size="11pt" fo:font-style="normal" fo:font-weight="normal" fo:background-color="#ffffff" style:font-name-asian="Menlo-Regular" style:font-size-asian="10pt" style:font-style-asian="normal" style:font-weight-asian="normal" style:font-name-complex="Menlo-Regular" style:font-size-complex="10pt" style:font-style-complex="normal" style:font-weight-complex="normal"/>
    </style:style>
    <style:style style:name="T60" style:family="text">
      <style:text-properties style:font-name="Verdana" fo:font-weight="bold" style:font-weight-asian="bold" style:font-weight-complex="bold"/>
    </style:style>
    <style:style style:name="T61" style:family="text">
      <style:text-properties style:font-name="Verdana" fo:font-style="normal" fo:font-weight="bold" style:font-style-asian="normal" style:font-weight-asian="bold" style:font-style-complex="normal" style:font-weight-complex="bold"/>
    </style:style>
    <style:style style:name="T62" style:family="text">
      <style:text-properties style:font-name="Verdana" fo:font-style="normal" style:font-style-asian="normal" style:font-style-complex="normal"/>
    </style:style>
    <style:style style:name="T63" style:family="text">
      <style:text-properties style:font-name="Verdana" fo:font-style="normal" fo:font-weight="normal" style:font-style-asian="normal" style:font-weight-asian="normal" style:font-style-complex="normal" style:font-weight-complex="normal"/>
    </style:style>
    <style:style style:name="T64" style:family="text">
      <style:text-properties style:font-name="Verdana" fo:font-style="italic" style:font-style-asian="italic" style:font-style-complex="italic"/>
    </style:style>
    <style:style style:name="T65" style:family="text">
      <style:text-properties style:font-name="Verdana" fo:font-style="italic" fo:font-weight="normal" style:font-style-asian="italic" style:font-weight-asian="normal" style:font-style-complex="italic" style:font-weight-complex="normal"/>
    </style:style>
    <style:style style:name="T66" style:family="text">
      <style:text-properties style:font-name="Courier" fo:font-size="11pt"/>
    </style:style>
    <style:style style:name="T67" style:family="text">
      <style:text-properties style:font-name="Courier" fo:font-size="11pt" fo:background-color="transparent"/>
    </style:style>
    <style:style style:name="T68" style:family="text">
      <style:text-properties style:font-name="Courier" fo:font-size="11pt" fo:background-color="#f2f2f2"/>
    </style:style>
    <style:style style:name="T69" style:family="text">
      <style:text-properties style:font-name="Verdana1" fo:font-style="normal" fo:font-weight="normal" style:font-style-asian="normal" style:font-weight-asian="normal" style:font-style-complex="normal" style:font-weight-complex="normal"/>
    </style:style>
    <style:style style:name="T70" style:family="text">
      <style:text-properties style:font-name="Verdana1" fo:font-style="normal" fo:font-weight="bold" style:font-style-asian="normal" style:font-weight-asian="bold" style:font-style-complex="normal" style:font-weight-complex="bold"/>
    </style:style>
    <style:style style:name="T71" style:family="text">
      <style:text-properties fo:color="#b3b3b3" style:font-name="Menlo" fo:font-size="10pt" fo:font-style="normal" fo:font-weight="normal" style:font-style-asian="normal" style:font-weight-asian="normal" style:font-style-complex="normal" style:font-weight-complex="normal"/>
    </style:style>
    <style:style style:name="T72" style:family="text">
      <style:text-properties fo:color="#b3b3b3" style:font-name="Courier" fo:font-size="11pt" fo:font-style="normal" fo:font-weight="normal" style:font-style-asian="normal" style:font-weight-asian="normal" style:font-style-complex="normal" style:font-weight-complex="normal"/>
    </style:style>
    <style:style style:name="T73" style:family="text">
      <style:text-properties fo:color="#5b2399" style:font-name="Menlo" fo:font-size="10pt" fo:font-style="normal" fo:font-weight="bold" style:font-style-asian="normal" style:font-weight-asian="bold" style:font-style-complex="normal" style:font-weight-complex="bold"/>
    </style:style>
    <style:style style:name="T74" style:family="text">
      <style:text-properties fo:color="#5b2399" style:font-name="Courier" fo:font-size="11pt"/>
    </style:style>
    <style:style style:name="T75" style:family="text">
      <style:text-properties fo:color="#5b2399" style:font-name="Courier" fo:font-size="11pt" fo:font-style="normal" fo:font-weight="normal" style:font-style-asian="normal" style:font-weight-asian="normal" style:font-style-complex="normal" style:font-weight-complex="normal"/>
    </style:style>
    <style:style style:name="T76" style:family="text">
      <style:text-properties fo:color="#5b2399" style:font-name="Courier" fo:font-size="11pt" fo:font-style="normal" fo:font-weight="normal" fo:background-color="#ffffff" style:font-style-asian="normal" style:font-weight-asian="normal" style:font-style-complex="normal" style:font-weight-complex="normal"/>
    </style:style>
    <style:style style:name="T77" style:family="text">
      <style:text-properties fo:color="#2d0c6d" style:font-name="Menlo" fo:font-size="10pt" fo:font-style="normal" fo:font-weight="bold" style:font-style-asian="normal" style:font-weight-asian="bold" style:font-style-complex="normal" style:font-weight-complex="bold"/>
    </style:style>
    <style:style style:name="T78" style:family="text">
      <style:text-properties fo:color="#2d0c6d" style:font-name="Courier" fo:font-size="11pt"/>
    </style:style>
    <style:style style:name="T79" style:family="text">
      <style:text-properties fo:color="#2d0c6d" style:font-name="Courier" fo:font-size="11pt" fo:font-style="normal" fo:font-weight="normal" fo:background-color="#ffffff" style:font-style-asian="normal" style:font-weight-asian="normal" style:font-style-complex="normal" style:font-weight-complex="normal"/>
    </style:style>
    <style:style style:name="T80" style:family="text">
      <style:text-properties fo:color="#2d0c6d" style:font-name="Courier" fo:font-size="11pt" fo:font-style="normal" fo:font-weight="normal" fo:background-color="#f2f2f2" style:font-style-asian="normal" style:font-weight-asian="normal" style:font-style-complex="normal" style:font-weight-complex="normal"/>
    </style:style>
    <style:style style:name="T81" style:family="text">
      <style:text-properties fo:color="#2d0c6d" style:font-name="Courier" fo:font-size="11pt" fo:font-style="normal" fo:font-weight="normal" style:font-style-asian="normal" style:font-weight-asian="normal" style:font-style-complex="normal" style:font-weight-complex="normal"/>
    </style:style>
    <style:style style:name="T82" style:family="text">
      <style:text-properties fo:color="#2d0c6d" style:font-name="Courier" fo:font-size="11pt" fo:background-color="transparent"/>
    </style:style>
    <style:style style:name="T83" style:family="text">
      <style:text-properties fo:color="#2d0c6d" style:font-name="Courier" fo:font-size="11pt" fo:background-color="#f2f2f2"/>
    </style:style>
    <style:style style:name="T84" style:family="text">
      <style:text-properties fo:color="#a80c8e" style:font-name="Menlo" fo:font-size="10pt" fo:font-style="normal" fo:font-weight="bold" style:font-style-asian="normal" style:font-weight-asian="bold" style:font-style-complex="normal" style:font-weight-complex="bold"/>
    </style:style>
    <style:style style:name="T85" style:family="text">
      <style:text-properties fo:color="#63381e" style:font-name="Menlo" fo:font-size="10pt" fo:font-style="normal" fo:font-weight="bold" style:font-style-asian="normal" style:font-weight-asian="bold" style:font-style-complex="normal" style:font-weight-complex="bold"/>
    </style:style>
    <style:style style:name="T86" style:family="text">
      <style:text-properties fo:color="#66351e" style:font-name="Courier" fo:font-size="11pt" fo:font-style="normal" fo:font-weight="normal" style:font-style-asian="normal" style:font-weight-asian="normal" style:font-style-complex="normal" style:font-weight-complex="normal"/>
    </style:style>
    <style:style style:name="T87" style:family="text">
      <style:text-properties fo:color="#871114" style:font-name="Courier" fo:font-size="11pt"/>
    </style:style>
    <style:style style:name="T88" style:family="text">
      <style:text-properties fo:color="#871114" style:font-name="Courier" fo:font-size="11pt" fo:font-style="normal" fo:font-weight="normal" style:font-style-asian="normal" style:font-weight-asian="normal" style:font-style-complex="normal" style:font-weight-complex="normal"/>
    </style:style>
    <style:style style:name="T89" style:family="text">
      <style:text-properties fo:color="#871114" style:font-name="Courier" fo:font-size="11pt" fo:background-color="transparent"/>
    </style:style>
    <style:style style:name="T90" style:family="text">
      <style:text-properties fo:color="#750c4f" style:font-name="Courier" fo:font-size="11pt" fo:font-style="normal" fo:font-weight="normal" style:font-style-asian="normal" style:font-weight-asian="normal" style:font-style-complex="normal" style:font-weight-complex="normal"/>
    </style:style>
    <style:style style:name="T91" style:family="text">
      <style:text-properties fo:color="#750c4f" style:font-name="Courier" fo:font-size="11pt" fo:font-style="normal" fo:font-weight="normal" fo:background-color="#ffffff" style:font-style-asian="normal" style:font-weight-asian="normal" style:font-style-complex="normal" style:font-weight-complex="normal"/>
    </style:style>
    <style:style style:name="T92" style:family="text">
      <style:text-properties fo:color="#3d6d72" style:font-name="Courier" fo:font-size="11pt"/>
    </style:style>
    <style:style style:name="T93" style:family="text">
      <style:text-properties fo:color="#3d6d72" style:font-name="Courier" fo:font-size="11pt" fo:font-style="normal" fo:font-weight="normal" fo:background-color="#ffffff" style:font-style-asian="normal" style:font-weight-asian="normal" style:font-style-complex="normal" style:font-weight-complex="normal"/>
    </style:style>
    <style:style style:name="T94" style:family="text">
      <style:text-properties fo:color="#3d6d72" style:font-name="Courier" fo:font-size="11pt" fo:font-style="normal" fo:font-weight="normal" fo:background-color="#f2f2f2" style:font-style-asian="normal" style:font-weight-asian="normal" style:font-style-complex="normal" style:font-weight-complex="normal"/>
    </style:style>
    <style:style style:name="T95" style:family="text">
      <style:text-properties fo:color="#3d6d72" style:font-name="Courier" fo:font-size="11pt" fo:font-style="normal" fo:font-weight="normal" style:font-style-asian="normal" style:font-weight-asian="normal" style:font-style-complex="normal" style:font-weight-complex="normal"/>
    </style:style>
    <style:style style:name="T96" style:family="text">
      <style:text-properties fo:color="#3d6d72" style:font-name="Courier" fo:font-size="11pt" fo:font-style="normal" fo:background-color="#ffffff" style:font-style-asian="normal" style:font-style-complex="normal"/>
    </style:style>
    <style:style style:name="T97" style:family="text">
      <style:text-properties fo:color="#3d6d72" style:font-name="Courier" fo:font-size="11pt" fo:background-color="transparent"/>
    </style:style>
    <style:style style:name="T98" style:family="text">
      <style:text-properties fo:color="#3d6d72" style:font-name="Courier" fo:font-size="11pt" fo:background-color="#f2f2f2"/>
    </style:style>
    <style:style style:name="T99" style:family="text">
      <style:text-properties fo:color="#0000ff" style:font-name="Courier" fo:font-size="11pt"/>
    </style:style>
    <style:style style:name="T100" style:family="text">
      <style:text-properties fo:color="#0000ff" style:font-name="Courier" fo:font-size="11pt" fo:font-style="normal" fo:font-weight="normal" fo:background-color="#ffffff" style:font-style-asian="normal" style:font-weight-asian="normal" style:font-style-complex="normal" style:font-weight-complex="normal"/>
    </style:style>
    <style:style style:name="T101" style:family="text">
      <style:text-properties fo:color="#0000ff" style:font-name="Courier" fo:font-size="11pt" fo:font-style="normal" fo:font-weight="normal" fo:background-color="#f2f2f2" style:font-style-asian="normal" style:font-weight-asian="normal" style:font-style-complex="normal" style:font-weight-complex="normal"/>
    </style:style>
    <style:style style:name="T102" style:family="text">
      <style:text-properties fo:color="#0000ff" style:font-name="Courier" fo:font-size="11pt" fo:font-style="normal" fo:font-weight="normal" style:font-style-asian="normal" style:font-weight-asian="normal" style:font-style-complex="normal" style:font-weight-complex="normal"/>
    </style:style>
    <style:style style:name="T103" style:family="text">
      <style:text-properties fo:color="#0000ff" style:font-name="Courier" fo:font-size="11pt" fo:background-color="transparent"/>
    </style:style>
    <style:style style:name="T104" style:family="text">
      <style:text-properties fo:color="#0000ff" style:font-name="Courier" fo:font-size="11pt" fo:background-color="#f2f2f2"/>
    </style:style>
    <style:style style:name="T105" style:family="text">
      <style:text-properties fo:color="#0000ff" style:font-name="Menlo-Regular" fo:font-size="24pt" style:font-name-asian="Menlo-Regular" style:font-size-asian="24pt" style:font-name-complex="Menlo-Regular" style:font-size-complex="24pt"/>
    </style:style>
    <style:style style:name="T106" style:family="text">
      <style:text-properties fo:color="#0000ff" fo:font-size="24pt" style:font-name-asian="Menlo-Regular" style:font-size-asian="24pt" style:font-name-complex="Menlo-Regular" style:font-size-complex="24pt"/>
    </style:style>
    <style:style style:name="T107" style:family="text">
      <style:text-properties fo:color="#0000ff" style:font-name-asian="Menlo-Regular" style:font-name-complex="Menlo-Regular"/>
    </style:style>
    <style:style style:name="T108" style:family="text">
      <style:text-properties fo:color="#0000ff" style:font-name-asian="Menlo-Regular" style:font-size-asian="10pt" style:font-name-complex="Menlo-Regular" style:font-size-complex="10pt"/>
    </style:style>
    <style:style style:name="T109" style:family="text">
      <style:text-properties fo:background-color="#f2f2f2"/>
    </style:style>
    <style:style style:name="T110" style:family="text">
      <style:text-properties fo:color="#000000" style:font-name="Menlo-Regular" fo:font-size="24pt" style:font-name-asian="Menlo-Regular" style:font-size-asian="24pt" style:font-name-complex="Menlo-Regular" style:font-size-complex="24pt"/>
    </style:style>
    <style:style style:name="T111" style:family="text">
      <style:text-properties fo:color="#000000" style:font-name="Menlo-Regular" fo:font-size="24pt" fo:font-style="normal" fo:font-weight="normal" fo:background-color="#ffffff" style:font-name-asian="Menlo-Regular" style:font-size-asian="24pt" style:font-style-asian="normal" style:font-weight-asian="normal" style:font-name-complex="Menlo-Regular" style:font-size-complex="24pt" style:font-style-complex="normal" style:font-weight-complex="normal"/>
    </style:style>
    <style:style style:name="T112" style:family="text">
      <style:text-properties fo:color="#000000" fo:font-size="24pt" fo:font-style="normal" fo:font-weight="normal" fo:background-color="#ffffff" style:font-name-asian="Menlo-Regular" style:font-size-asian="24pt" style:font-style-asian="normal" style:font-weight-asian="normal" style:font-name-complex="Menlo-Regular" style:font-size-complex="24pt" style:font-style-complex="normal" style:font-weight-complex="normal"/>
    </style:style>
    <style:style style:name="T113" style:family="text">
      <style:text-properties fo:color="#000000" fo:font-size="24pt" style:font-name-asian="Menlo-Regular" style:font-size-asian="24pt" style:font-name-complex="Menlo-Regular" style:font-size-complex="24pt"/>
    </style:style>
    <style:style style:name="T114" style:family="text">
      <style:text-properties fo:color="#000000" fo:font-style="normal" fo:font-weight="normal" fo:background-color="#ffffff" style:font-name-asian="Menlo-Regular" style:font-style-asian="normal" style:font-weight-asian="normal" style:font-name-complex="Menlo-Regular" style:font-style-complex="normal" style:font-weight-complex="normal"/>
    </style:style>
    <style:style style:name="T115" style:family="text">
      <style:text-properties fo:color="#000000" fo:font-style="normal" fo:font-weight="normal" fo:background-color="#ffffff" style:font-name-asian="Menlo-Regular" style:font-size-asian="10pt" style:font-style-asian="normal" style:font-weight-asian="normal" style:font-name-complex="Menlo-Regular" style:font-size-complex="10pt" style:font-style-complex="normal" style:font-weight-complex="normal"/>
    </style:style>
    <style:style style:name="T116" style:family="text">
      <style:text-properties fo:color="#000000" style:font-name-asian="Menlo-Regular" style:font-name-complex="Menlo-Regular"/>
    </style:style>
    <style:style style:name="T117" style:family="text">
      <style:text-properties fo:color="#000000" style:font-name-asian="Menlo-Regular" style:font-size-asian="10pt" style:font-name-complex="Menlo-Regular" style:font-size-complex="10pt"/>
    </style:style>
    <style:style style:name="T118" style:family="text">
      <style:text-properties fo:color="#2b839f" style:font-name="Menlo-Regular" fo:font-size="24pt" style:font-name-asian="Menlo-Regular" style:font-size-asian="24pt" style:font-name-complex="Menlo-Regular" style:font-size-complex="24pt"/>
    </style:style>
    <style:style style:name="T119" style:family="text">
      <style:text-properties fo:color="#2b839f" style:font-name="Menlo-Regular" fo:font-size="24pt" fo:font-style="normal" fo:font-weight="normal" fo:background-color="#ffffff" style:font-name-asian="Menlo-Regular" style:font-size-asian="24pt" style:font-style-asian="normal" style:font-weight-asian="normal" style:font-name-complex="Menlo-Regular" style:font-size-complex="24pt" style:font-style-complex="normal" style:font-weight-complex="normal"/>
    </style:style>
    <style:style style:name="T120" style:family="text">
      <style:text-properties fo:color="#2b839f" fo:font-size="24pt" fo:font-style="normal" fo:font-weight="normal" fo:background-color="#ffffff" style:font-name-asian="Menlo-Regular" style:font-size-asian="24pt" style:font-style-asian="normal" style:font-weight-asian="normal" style:font-name-complex="Menlo-Regular" style:font-size-complex="24pt" style:font-style-complex="normal" style:font-weight-complex="normal"/>
    </style:style>
    <style:style style:name="T121" style:family="text">
      <style:text-properties fo:color="#2b839f" fo:font-size="24pt" style:font-name-asian="Menlo-Regular" style:font-size-asian="24pt" style:font-name-complex="Menlo-Regular" style:font-size-complex="24pt"/>
    </style:style>
    <style:style style:name="T122" style:family="text">
      <style:text-properties fo:color="#2b839f" fo:font-style="normal" fo:font-weight="normal" fo:background-color="#ffffff" style:font-name-asian="Menlo-Regular" style:font-style-asian="normal" style:font-weight-asian="normal" style:font-name-complex="Menlo-Regular" style:font-style-complex="normal" style:font-weight-complex="normal"/>
    </style:style>
    <style:style style:name="T123" style:family="text">
      <style:text-properties fo:color="#2b839f" fo:font-style="normal" fo:font-weight="normal" fo:background-color="#ffffff" style:font-name-asian="Menlo-Regular" style:font-size-asian="10pt" style:font-style-asian="normal" style:font-weight-asian="normal" style:font-name-complex="Menlo-Regular" style:font-size-complex="10pt" style:font-style-complex="normal" style:font-weight-complex="normal"/>
    </style:style>
    <style:style style:name="T124" style:family="text">
      <style:text-properties fo:color="#2b839f" style:font-name-asian="Menlo-Regular" style:font-name-complex="Menlo-Regular"/>
    </style:style>
    <style:style style:name="T125" style:family="text">
      <style:text-properties fo:color="#2b839f" style:font-name-asian="Menlo-Regular" style:font-size-asian="10pt" style:font-name-complex="Menlo-Regular" style:font-size-complex="10pt"/>
    </style:style>
    <style:style style:name="T126" style:family="text">
      <style:text-properties fo:color="#a31515" style:font-name="Menlo-Regular" fo:font-size="24pt" fo:font-style="normal" fo:font-weight="normal" fo:background-color="#ffffff" style:font-name-asian="Menlo-Regular" style:font-size-asian="24pt" style:font-style-asian="normal" style:font-weight-asian="normal" style:font-name-complex="Menlo-Regular" style:font-size-complex="24pt" style:font-style-complex="normal" style:font-weight-complex="normal"/>
    </style:style>
    <style:style style:name="T127" style:family="text">
      <style:text-properties fo:color="#a31515" fo:font-size="24pt" fo:font-style="normal" fo:font-weight="normal" fo:background-color="#ffffff" style:font-name-asian="Menlo-Regular" style:font-size-asian="24pt" style:font-style-asian="normal" style:font-weight-asian="normal" style:font-name-complex="Menlo-Regular" style:font-size-complex="24pt" style:font-style-complex="normal" style:font-weight-complex="normal"/>
    </style:style>
    <style:style style:name="T128" style:family="text">
      <style:text-properties fo:color="#a31515" fo:font-style="normal" fo:font-weight="normal" fo:background-color="#ffffff" style:font-name-asian="Menlo-Regular" style:font-style-asian="normal" style:font-weight-asian="normal" style:font-name-complex="Menlo-Regular" style:font-style-complex="normal" style:font-weight-complex="normal"/>
    </style:style>
    <style:style style:name="T129" style:family="text">
      <style:text-properties fo:color="#a31515" fo:font-style="normal" fo:font-weight="normal" fo:background-color="#ffffff" style:font-name-asian="Menlo-Regular" style:font-size-asian="10pt" style:font-style-asian="normal" style:font-weight-asian="normal" style:font-name-complex="Menlo-Regular" style:font-size-complex="10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Storyboards Tutorial</text:h>
      <text:p text:style-name="P6">Based on Chapter 4 (pages 116 - 173) from iOS 5 by Tutorials; refer to that chapter for a more detailed explanation of the steps involved in this tutorial.</text:p>
      <text:p text:style-name="P8">Getting Started: <text:span text:style-name="T6">Start a new project in XCode.</text:span></text:p>
      <text:p text:style-name="P9"><text:tab/><text:tab/><text:tab/>-- <text:span text:style-name="T4">Template: </text:span>Single View Application</text:p>
      <text:p text:style-name="P9"><text:tab/><text:tab/><text:tab/>-- <text:span text:style-name="T4">Product Name:</text:span> Ratings</text:p>
      <text:p text:style-name="P9"><text:tab/><text:tab/><text:tab/>-- <text:span text:style-name="T4">Devices: </text:span>iPhone only</text:p>
      <text:p text:style-name="P9"><text:tab/><text:tab/><text:tab/>-- <text:span text:style-name="T4">Use Automatic Reference Counting: </text:span>Checked</text:p>
      <text:p text:style-name="P9"><text:tab/><text:tab/><text:tab/>-- <text:span text:style-name="T4">Use Storyboards:</text:span> Checked</text:p>
      <text:h text:style-name="P35" text:outline-level="3">Part 1</text:h>
      <text:p text:style-name="P6"><text:span text:style-name="T4">Objective:</text:span> Set up the application to use storyboards and add a tab view controller.</text:p>
      <text:list xml:id="list400124788" text:style-name="L1">
        <text:list-item>
          <text:p text:style-name="P7"><text:span text:style-name="T5">Select the project in the Project Explorer, and in the </text:span><text:span text:style-name="T4">Summary </text:span><text:span text:style-name="T5">tab, deselect the </text:span><text:span text:style-name="T2">Landscape Left</text:span><text:span text:style-name="T6"> and </text:span><text:span text:style-name="T2">Landscape Right</text:span><text:span text:style-name="T6"> orientations. <text:s/>This will make sure the application runs only in the </text:span><text:span text:style-name="T2">Portrait</text:span><text:span text:style-name="T6"> orientation.</text:span></text:p>
          <text:p text:style-name="P7"><text:span text:style-name="T6"/></text:p>
        </text:list-item>
        <text:list-item>
          <text:p text:style-name="P7"><text:span text:style-name="T6">Open </text:span><text:span text:style-name="T2">MainStoryboard.storyboard.</text:span><text:span text:style-name="T6"> Show the </text:span><text:span text:style-name="T8">File Inspector</text:span><text:span text:style-name="T6"> (View--&gt;Utilities--&gt;Show File Inspector). <text:s/>This will open the panel on the right hand side, if it's not already open. <text:s/>Scroll down to find the </text:span><text:span text:style-name="T8">Use Autolayout</text:span><text:span text:style-name="T6"> checkbox and deselect this checkbox.</text:span></text:p>
          <text:p text:style-name="P7"><text:span text:style-name="T6"/></text:p>
        </text:list-item>
        <text:list-item>
          <text:p text:style-name="P7"><text:span text:style-name="T6">Open the </text:span><text:span text:style-name="T8">Object Library</text:span><text:span text:style-name="T6"> and drag a </text:span><text:span text:style-name="T8">Tab Bar Controller </text:span><text:span text:style-name="T6">onto the canvas. Note: It may be necessary to zoom out to see the new view controllers that were added to the scene.</text:span></text:p>
          <text:p text:style-name="P7"><text:span text:style-name="T6"/></text:p>
        </text:list-item>
        <text:list-item>
          <text:p text:style-name="P7"><text:span text:style-name="T6">Drag a label onto the view controller labelled </text:span><text:span text:style-name="T2">Item 1 </text:span><text:span text:style-name="T6">and set the text of that label to be “First Tab”. <text:s/>Drag a label onto the view controller labelled </text:span><text:span text:style-name="T2">Item 2 </text:span><text:span text:style-name="T6">and set the text of that label to be “Second Tab”.</text:span></text:p>
          <text:p text:style-name="P27"><text:span text:style-name="T34">Note: </text:span><text:span text:style-name="T39">You can’t drag stuff into the scenes when the editor is zoomed out. You’ll need to return to the normal zoom level first. You can do that quickly by double-clicking in the canvas. </text:span></text:p>
        </text:list-item>
      </text:list>
      <text:p text:style-name="P6"/>
      <text:list xml:id="list1177844414" text:continue-numbering="true" text:style-name="L1">
        <text:list-item>
          <text:p text:style-name="P7"><text:span text:style-name="T6">Select the Tab Bar Controller and go to the Attributes inspector. Check the box that says Is Initial View Controller.<text:line-break/><text:line-break/></text:span><text:span text:style-name="T8">What this does: </text:span><text:span text:style-name="T40">This means that when you run the app, </text:span><text:span text:style-name="T55">UIApplication </text:span><text:span text:style-name="T40">will make </text:span><text:soft-page-break/><text:span text:style-name="T40">the Tab Bar Controller the main screen. The storyboard always has a single view controller that is designated the </text:span><text:span text:style-name="T42">initial view controller</text:span><text:span text:style-name="T40">, that serves as the entry point into the storyboard. </text:span></text:p>
          <text:p text:style-name="P7"><text:span text:style-name="T8"/></text:p>
        </text:list-item>
        <text:list-item>
          <text:p text:style-name="P7"><text:span text:style-name="T8">RUN THE APP. <text:s/></text:span><text:span text:style-name="T40">The app now has a tab bar and you can switch between the two view controllers with the tabs.</text:span></text:p>
          <text:p text:style-name="P7"><text:span text:style-name="T40"/></text:p>
        </text:list-item>
        <text:list-item>
          <text:p text:style-name="P15"><text:span text:style-name="T6">Remove the view controller that was originally added by the template, as you’ll no longer be using it. The storyboard now contains just the tab bar and the two scenes for its tabs. </text:span></text:p>
        </text:list-item>
      </text:list>
      <text:h text:style-name="P35" text:outline-level="3">Part 2 (page 129)</text:h>
      <text:p text:style-name="P13"><text:span text:style-name="T8">Objective:</text:span><text:span text:style-name="T6"> Add a table view controller.</text:span></text:p>
      <text:list xml:id="list1033691927" text:continue-numbering="true" text:style-name="L1">
        <text:list-item>
          <text:p text:style-name="P15"><text:span text:style-name="T6">Click on the first view controller (the child of the Tab Bar Controller) to select it, and then delete it. From the Object Library drag a new Table View Controller into the canvas in the place where that previous scene used to be.</text:span></text:p>
        </text:list-item>
        <text:list-item>
          <text:p text:style-name="P7"><text:span text:style-name="T40">With the Table View Controller selected, choose </text:span><text:span text:style-name="T35">Editor\Embed In\Navigation Controller </text:span><text:span text:style-name="T40">from Xcode’s menubar. This adds yet another view controller to the canvas. <text:s/>(You could also have dragged in a Navigation Controller from the Object Library, but this Embed In command is just as easy.)</text:span></text:p>
        </text:list-item>
        <text:list-item>
          <text:p text:style-name="P11"><text:span text:style-name="T41">Let’s connect these two new scenes to the Tab Bar Controller. Ctrl-drag from the Tab Bar Controller to the Navigation Controller. <text:s/></text:span><text:span text:style-name="T41">Choose the </text:span><text:span text:style-name="T37">Relationship Segue – view controllers </text:span><text:span text:style-name="T41">option. This creates a new relationship arrow between the two scenes.</text:span></text:p>
        </text:list-item>
        <text:list-item>
          <text:p text:style-name="P11"><text:span text:style-name="T41">Select the </text:span><text:span text:style-name="T38">Tab Bar Controller</text:span><text:span text:style-name="T41">, and notice that there is a new tab called “Item”; this represents the link to the new navigation view controller. <text:s/>Drag this item to the left of “Item 2” so that it is the first tab.</text:span></text:p>
          <text:p text:style-name="P25"><text:span text:style-name="T34">Note: </text:span><text:span text:style-name="T39">If Interface Builder doesn’t let you drag to rearrange the tabs inside the Tab Bar Controller, then temporarily go to another file in the project and switch back to the storyboard again. That seems to fix it. Or follow the iOS developer’s motto: When in doubt, restart Xcode. </text:span></text:p>
          <text:p text:style-name="P15"><text:span text:style-name="T6"/></text:p>
        </text:list-item>
        <text:list-item>
          <text:p text:style-name="P15"><text:span text:style-name="T6">RUN THE APP. The first tab now contains a table view inside a navigation controller. </text:span></text:p>
        </text:list-item>
        <text:list-item>
          <text:p text:style-name="P7"><text:span text:style-name="T40">Select the Tab Bar Item inside the Navigation Controller, and in the Attributes inspector set its Title to “Players”.</text:span></text:p>
        </text:list-item>
        <text:list-item>
          <text:p text:style-name="P11"><text:span text:style-name="T41">Rename the Tab Bar Item for the view controller from the second tab to “Gestures”. </text:span></text:p>
        </text:list-item>
        <text:list-item>
          <text:p text:style-name="P11"><text:span text:style-name="T41">The resources for this chapter contain a subfolder named Images. Add that folder to the project. </text:span><text:span text:style-name="T33">Then, in the Attributes inspector for the Players Tab Bar Item, choose the </text:span><text:span text:style-name="T45">Players.png </text:span><text:span text:style-name="T33">image. You probably guessed it, give the Gestures item the image </text:span><text:span text:style-name="T45">Gestures.png</text:span><text:span text:style-name="T33">. </text:span></text:p>
        </text:list-item>
        <text:list-item>
          <text:p text:style-name="P12"><text:soft-page-break/><text:span text:style-name="T6">Select the Navigation Item for the Table View Controller and change its title in the Attributes inspector to “Players”.</text:span></text:p>
        </text:list-item>
        <text:list-item>
          <text:p text:style-name="P17"><text:span text:style-name="T36">RUN THE APP.</text:span><text:span text:style-name="T40"> <text:s/>Marvel at your pretty tab bar, all without writing a single line of code!</text:span></text:p>
        </text:list-item>
      </text:list>
      <text:h text:style-name="P35" text:outline-level="3">Part 3 (page 135)</text:h>
      <text:p text:style-name="P13"><text:span text:style-name="T8">Objective:</text:span><text:span text:style-name="T6"> Add 'prototype cells' to the project so the table view can show some custom content.</text:span></text:p>
      <text:list xml:id="list624396734" text:continue-numbering="true" text:style-name="L1">
        <text:list-item>
          <text:p text:style-name="P17"><text:span text:style-name="T40">In the </text:span><text:span text:style-name="T36">Table View Controller</text:span><text:span text:style-name="T40">, select the </text:span><text:span text:style-name="T36">Table View Cell</text:span><text:span text:style-name="T40">. <text:s/>It is a child of the </text:span><text:span text:style-name="T36">Table View</text:span><text:span text:style-name="T40">. Open the </text:span><text:span text:style-name="T36">Attributes Inspector</text:span><text:span text:style-name="T40"> and change the </text:span><text:span text:style-name="T36">Style</text:span><text:span text:style-name="T40"> of the table view cell from </text:span><text:span text:style-name="T43">Custom </text:span><text:span text:style-name="T40">to </text:span><text:span text:style-name="T43">Subtitle</text:span><text:span text:style-name="T40">. This immediately changes the appearance of the cell to include two labels. </text:span></text:p>
        </text:list-item>
        <text:list-item>
          <text:p text:style-name="P18"><text:span text:style-name="T41">With the </text:span><text:span text:style-name="T38">Table View Cell </text:span><text:span text:style-name="T41">still selected, and the </text:span><text:span text:style-name="T38">Attributes Inspector</text:span><text:span text:style-name="T41"> still open, set the Accessory attribute to Disclosure Indicator and give the cell the Reuse Identifier </text:span><text:span text:style-name="T37">PlayerCell</text:span><text:span text:style-name="T41">.</text:span></text:p>
        </text:list-item>
        <text:list-item>
          <text:p text:style-name="P18"><text:span text:style-name="T41">Add a new file to the project. Choose the </text:span><text:span text:style-name="T37">Objective-C class </text:span><text:span text:style-name="T41">template. Name the class </text:span><text:span text:style-name="T37">PlayersViewController </text:span><text:span text:style-name="T41">and make it a subclass of </text:span><text:span text:style-name="T37">UITableViewController</text:span><text:span text:style-name="T41">. The </text:span><text:span text:style-name="T37">With XIB for user interface </text:span><text:span text:style-name="T41">option should be unchecked because you already have the design of this view controller in the storyboard. No nibs today! </text:span></text:p>
        </text:list-item>
        <text:list-item>
          <text:p text:style-name="P18"><text:span text:style-name="T41">Go back to the storyboard and select the Table View Controller. In the Identity inspector, set its Class to </text:span><text:span text:style-name="T37">PlayersViewController</text:span><text:span text:style-name="T41">. That is the essential step for hooking up a scene from the storyboard with your own view controller subclass. Don’t forget this or your class won’t be used! </text:span></text:p>
        </text:list-item>
        <text:list-item>
          <text:p text:style-name="P18"><text:span text:style-name="T41">Add a mutable array property to </text:span><text:span text:style-name="T37">PlayersViewController.h</text:span><text:span text:style-name="T41">.</text:span></text:p>
          <text:p text:style-name="P29"><text:span text:style-name="T86">#import </text:span><text:span text:style-name="T88">&lt;UIKit/UIKit.h&gt; <text:line-break/><text:line-break/></text:span><text:span text:style-name="T90">@interface </text:span><text:span text:style-name="T72">PlayersViewController : </text:span><text:span text:style-name="T75">UITableViewController <text:line-break/><text:line-break/></text:span><text:span text:style-name="T90">@property </text:span><text:span text:style-name="T72">(</text:span><text:span text:style-name="T90">nonatomic</text:span><text:span text:style-name="T72">, </text:span><text:span text:style-name="T90">strong</text:span><text:span text:style-name="T72">) </text:span><text:span text:style-name="T75">NSMutableArray </text:span><text:span text:style-name="T72">*players; <text:line-break/><text:line-break/></text:span><text:span text:style-name="T90">@end</text:span></text:p>
        </text:list-item>
        <text:list-item>
          <text:p text:style-name="P18"><text:span text:style-name="T41">Add a new file to the project using the </text:span><text:span text:style-name="T37">Objective-C class </text:span><text:span text:style-name="T41">template. Name it </text:span><text:span text:style-name="T37">Player</text:span><text:span text:style-name="T41">, subclass of </text:span><text:span text:style-name="T37">NSObject</text:span><text:span text:style-name="T41">.</text:span></text:p>
        </text:list-item>
        <text:list-item>
          <text:p text:style-name="P18"><text:span text:style-name="T41">Add the following properties to </text:span><text:span text:style-name="T38">Player.h</text:span><text:span text:style-name="T41">.</text:span></text:p>
          <text:p text:style-name="P26"><text:span text:style-name="T90">@property </text:span><text:span text:style-name="T48">(</text:span><text:span text:style-name="T90">nonatomic</text:span><text:span text:style-name="T48">, </text:span><text:span text:style-name="T90">copy</text:span><text:span text:style-name="T48">) </text:span><text:span text:style-name="T75">NSString </text:span><text:span text:style-name="T48">*name;<text:line-break/></text:span><text:span text:style-name="T90">@property </text:span><text:span text:style-name="T48">(</text:span><text:span text:style-name="T90">nonatomic</text:span><text:span text:style-name="T48">, </text:span><text:span text:style-name="T90">copy</text:span><text:span text:style-name="T48">) </text:span><text:span text:style-name="T75">NSString </text:span><text:span text:style-name="T48">*game;<text:line-break/></text:span><text:span text:style-name="T90">@property </text:span><text:span text:style-name="T48">(</text:span><text:span text:style-name="T90">nonatomic</text:span><text:span text:style-name="T48">, </text:span><text:span text:style-name="T90">assign</text:span><text:span text:style-name="T48">) </text:span><text:span text:style-name="T90">int </text:span><text:span text:style-name="T48">rating;</text:span></text:p>
        </text:list-item>
        <text:list-item>
          <text:p text:style-name="P18"><text:span text:style-name="T41">Import </text:span><text:span text:style-name="T38">Player </text:span><text:span text:style-name="T41">and </text:span><text:span text:style-name="T38">PlayersViewController </text:span><text:span text:style-name="T41">into </text:span><text:span text:style-name="T38">AppDelegate.m</text:span><text:span text:style-name="T41">.</text:span></text:p>
        </text:list-item>
        <text:list-item>
          <text:p text:style-name="P20"><text:span text:style-name="T14">Add a new instance variable to </text:span><text:span text:style-name="T19">AppDelegate</text:span><text:span text:style-name="T14"> called </text:span><text:span text:style-name="T27">_players </text:span><text:span text:style-name="T14">that is an NSMutableArray datatype. <text:s/>Note the underscore.</text:span></text:p>
          <text:p text:style-name="P21"><text:span text:style-name="T21">HINT: </text:span><text:span text:style-name="T14">NSMutableArray *_players;</text:span></text:p>
        </text:list-item>
        <text:list-item>
          <text:p text:style-name="P21"><text:span text:style-name="T14">Add the following code to the </text:span><text:span text:style-name="T21">didFinishLaunchingWithOptions: </text:span><text:span text:style-name="T14">selector of </text:span><text:span text:style-name="T21">AppDelegate.m. <text:s/></text:span><text:span text:style-name="T14">Do this just above the last</text:span><text:span text:style-name="T21"> </text:span><text:span text:style-name="T14">line of the existing code. <text:s/></text:span></text:p>
          <text:p text:style-name="P30"><text:soft-page-break/><text:span text:style-name="T93">_players </text:span><text:span text:style-name="T51">= [</text:span><text:span text:style-name="T76">NSMutableArray </text:span><text:span text:style-name="T79">arrayWithCapacity</text:span><text:span text:style-name="T51">:</text:span><text:span text:style-name="T100">20</text:span><text:span text:style-name="T51">]; <text:line-break/></text:span><text:span text:style-name="T97">Player </text:span><text:span text:style-name="T67">*player = [[</text:span><text:span text:style-name="T97">Player </text:span><text:span text:style-name="T82">alloc</text:span><text:span text:style-name="T67">] </text:span><text:span text:style-name="T82">init</text:span><text:span text:style-name="T67">];<text:line-break/>player.</text:span><text:span text:style-name="T97">name </text:span><text:span text:style-name="T67">= </text:span><text:span text:style-name="T89">@"Bill Evans"</text:span><text:span text:style-name="T67">;<text:line-break/>player.</text:span><text:span text:style-name="T97">game </text:span><text:span text:style-name="T67">= </text:span><text:span text:style-name="T89">@"Tic-Tac-Toe"</text:span><text:span text:style-name="T67">;<text:line-break/>player.</text:span><text:span text:style-name="T97">rating </text:span><text:span text:style-name="T67">= </text:span><text:span text:style-name="T103">4</text:span><text:span text:style-name="T67">;<text:line-break/>[</text:span><text:span text:style-name="T97">_players </text:span><text:span text:style-name="T82">addObject</text:span><text:span text:style-name="T67">:player]; <text:line-break/><text:line-break/>player = [[</text:span><text:span text:style-name="T97">Player </text:span><text:span text:style-name="T82">alloc</text:span><text:span text:style-name="T67">] </text:span><text:span text:style-name="T82">init</text:span><text:span text:style-name="T67">]; <text:line-break/>player.</text:span><text:span text:style-name="T97">name </text:span><text:span text:style-name="T67">= </text:span><text:span text:style-name="T89">@"Oscar Peterson"</text:span><text:span text:style-name="T67">; <text:line-break/>player.</text:span><text:span text:style-name="T97">game </text:span><text:span text:style-name="T67">= </text:span><text:span text:style-name="T89">@"Spin the Bottle"</text:span><text:span text:style-name="T67">; <text:line-break/>player.</text:span><text:span text:style-name="T97">rating </text:span><text:span text:style-name="T67">= </text:span><text:span text:style-name="T103">5</text:span><text:span text:style-name="T67">; <text:line-break/><text:line-break/>[</text:span><text:span text:style-name="T97">_players </text:span><text:span text:style-name="T82">addObject</text:span><text:span text:style-name="T67">:player];<text:line-break/>player = [[</text:span><text:span text:style-name="T97">Player </text:span><text:span text:style-name="T82">alloc</text:span><text:span text:style-name="T67">] </text:span><text:span text:style-name="T82">init</text:span><text:span text:style-name="T67">]; <text:line-break/>player.</text:span><text:span text:style-name="T97">name </text:span><text:span text:style-name="T67">= </text:span><text:span text:style-name="T89">@"Dave Brubeck"</text:span><text:span text:style-name="T67">;<text:line-break/>player.</text:span><text:span text:style-name="T97">game </text:span><text:span text:style-name="T67">= </text:span><text:span text:style-name="T89">@"Texas Hold’em Poker"</text:span><text:span text:style-name="T67">;<text:line-break/>player.</text:span><text:span text:style-name="T97">rating </text:span><text:span text:style-name="T67">= </text:span><text:span text:style-name="T103">2</text:span><text:span text:style-name="T67">;<text:line-break/><text:line-break/>[</text:span><text:span text:style-name="T97">_players </text:span><text:span text:style-name="T82">addObject</text:span><text:span text:style-name="T67">:player];</text:span></text:p>
          <text:p text:style-name="P20"><text:span text:style-name="T19">WHAT THIS DOES: </text:span><text:span text:style-name="T14">This simply creates some </text:span><text:span text:style-name="T47">Player </text:span><text:span text:style-name="T14">objects and adds them to the _</text:span><text:span text:style-name="T47">players </text:span><text:span text:style-name="T14">array. </text:span></text:p>
        </text:list-item>
        <text:list-item>
          <text:p text:style-name="P20"><text:span text:style-name="T14">Continue to edit the </text:span><text:span text:style-name="T19">didFinishLaunchingWithOptions </text:span><text:span text:style-name="T14">selector by adding the following code.</text:span></text:p>
          <text:p text:style-name="P32"><text:span text:style-name="T75">UITabBarController </text:span><text:span text:style-name="T48">*tabBarController = (</text:span><text:span text:style-name="T75">UITabBarController </text:span><text:span text:style-name="T48">*)</text:span><text:span text:style-name="T90">self</text:span><text:span text:style-name="T48">.</text:span><text:span text:style-name="T95">window</text:span><text:span text:style-name="T48">.</text:span><text:span text:style-name="T75">rootViewController</text:span><text:span text:style-name="T48">;</text:span></text:p>
          <text:p text:style-name="P4"><text:span text:style-name="T74"><text:line-break/>UINavigationController </text:span><text:span text:style-name="T66">*navigationController = [tabBarController </text:span><text:span text:style-name="T78">viewControllers</text:span><text:span text:style-name="T66">][</text:span><text:span text:style-name="T99">0</text:span><text:span text:style-name="T66">];</text:span></text:p>
          <text:p text:style-name="P5"><text:span text:style-name="T95">PlayersViewController </text:span><text:span text:style-name="T48">*playersViewController = [navigationController </text:span><text:span text:style-name="T81">viewControllers</text:span><text:span text:style-name="T48">][</text:span><text:span text:style-name="T102">0</text:span><text:span text:style-name="T48">];</text:span></text:p>
          <text:p text:style-name="P2"><text:span text:style-name="T19">WHAT THIS DOES: </text:span><text:span text:style-name="T14">This creates references to all of the viewControllers that were created in the storyboard. <text:s/>The </text:span><text:span text:style-name="T27">Initial View Controller</text:span><text:span text:style-name="T14"> property of the Tab Bar Controller that was set made that the </text:span><text:span text:style-name="T19">rootViewController </text:span><text:span text:style-name="T14">for the application window. <text:s/>The other two view controllers are referenced as children of that view controller.</text:span></text:p>
        </text:list-item>
        <text:list-item>
          <text:p text:style-name="P23"><text:span text:style-name="T21">Lastly, add the following line of code to </text:span><text:span text:style-name="T19">didFinishLaunchingWithOptions</text:span><text:span text:style-name="T21">.</text:span></text:p>
          <text:p text:style-name="P31"><text:span text:style-name="T52">playersViewController.</text:span><text:span text:style-name="T96">players </text:span><text:span text:style-name="T52">= </text:span><text:span text:style-name="T96">_players</text:span><text:span text:style-name="T52">; </text:span></text:p>
          <text:p text:style-name="P3"><text:span text:style-name="T19">WHAT THIS DOES: </text:span><text:span text:style-name="T21">This sets the </text:span><text:span text:style-name="T28">players </text:span><text:span text:style-name="T21">property of the </text:span><text:span text:style-name="T28">playersViewController</text:span><text:span text:style-name="T21"> to the value of the </text:span><text:span text:style-name="T28">_players</text:span><text:span text:style-name="T21"> array set in the appDelegate.</text:span></text:p>
        </text:list-item>
      </text:list>
      <text:h text:style-name="P35" text:outline-level="3">Part 4 (page 140)</text:h>
      <text:p text:style-name="P22"><text:span text:style-name="T19">Objective:</text:span><text:span text:style-name="T21"> Set up the </text:span><text:span text:style-name="T28">datasource</text:span><text:span text:style-name="T21"> for the table view so it can display the data.</text:span></text:p>
      <text:list xml:id="list2137692971" text:continue-numbering="true" text:style-name="L1">
        <text:list-item>
          <text:p text:style-name="P23"><text:span text:style-name="T21">Import the </text:span><text:span text:style-name="T28">Player</text:span><text:span text:style-name="T21"> class into </text:span><text:span text:style-name="T28">PlayersViewController.</text:span></text:p>
        </text:list-item>
        <text:list-item>
          <text:p text:style-name="P24"><text:span text:style-name="T32">In </text:span><text:span text:style-name="T28">PlayersViewController.m c</text:span><text:span text:style-name="T32">hange the return value of the </text:span><text:span text:style-name="T28">numberOfSectionsInTableView: </text:span><text:span text:style-name="T32">selector so that it returns a value of 1.<text:line-break/><text:line-break/></text:span><text:span text:style-name="T31">NOTE: </text:span><text:span text:style-name="T32">There are a few new selectors that have been added to this class because it subclassed a </text:span><text:span text:style-name="T31">UITableViewController </text:span><text:span text:style-name="T32">when it was created. <text:s/>The template for </text:span><text:soft-page-break/><text:span text:style-name="T32">that class added these new selectors.</text:span></text:p>
        </text:list-item>
        <text:list-item>
          <text:p text:style-name="P20"><text:span text:style-name="T14">In </text:span><text:span text:style-name="T29">PlayersViewController.m</text:span><text:span text:style-name="T14"> change the return value of the numberOfRowsInSection: selector so that it returns the count of the </text:span><text:span text:style-name="T27">players</text:span><text:span text:style-name="T14"> array.</text:span></text:p>
        </text:list-item>
      </text:list>
      <text:p text:style-name="P19"><text:span text:style-name="T14"/></text:p>
      <text:p text:style-name="P28"><text:span text:style-name="T14"><text:tab/></text:span><text:span text:style-name="T19">HINT: </text:span><text:span text:style-name="T14">[self.players count];</text:span></text:p>
      <text:p text:style-name="P19"><text:span text:style-name="T14"/></text:p>
      <text:list xml:id="list1311233162" text:continue-numbering="true" text:style-name="L1">
        <text:list-item>
          <text:p text:style-name="P20"><text:span text:style-name="T14">Modify the </text:span><text:span text:style-name="T27">cellForRowAtIndexPath: </text:span><text:span text:style-name="T14">selector to include the following code.</text:span></text:p>
          <text:p text:style-name="P33"><text:span text:style-name="T123">UITableViewCell</text:span><text:span text:style-name="T115"> *cell = [tableView </text:span><text:span text:style-name="T123">dequeueReusableCellWithIdentifier</text:span><text:span text:style-name="T115">:</text:span><text:span text:style-name="T129">@"PlayerCell"</text:span><text:span text:style-name="T115">]; <text:line-break/></text:span><text:span text:style-name="T125">Player</text:span><text:span text:style-name="T117"> *player = (</text:span><text:span text:style-name="T108">self</text:span><text:span text:style-name="T117">.</text:span><text:span text:style-name="T125">players</text:span><text:span text:style-name="T117">)[indexPath.</text:span><text:span text:style-name="T125">row</text:span><text:span text:style-name="T117">];<text:line-break/>cell.</text:span><text:span text:style-name="T125">textLabel</text:span><text:span text:style-name="T117">.</text:span><text:span text:style-name="T125">text</text:span><text:span text:style-name="T117"> = player.</text:span><text:span text:style-name="T125">name</text:span><text:span text:style-name="T117">;<text:line-break/>cell.</text:span><text:span text:style-name="T125">detailTextLabel</text:span><text:span text:style-name="T117">.</text:span><text:span text:style-name="T125">text</text:span><text:span text:style-name="T117"> = player.</text:span><text:span text:style-name="T125">game</text:span><text:span text:style-name="T117">;<text:line-break/></text:span><text:span text:style-name="T108">return</text:span><text:span text:style-name="T117"> cell;</text:span><text:span text:style-name="T58"><text:tab/></text:span></text:p>
        </text:list-item>
      </text:list>
      <text:p text:style-name="P13"><text:span text:style-name="T6"><text:tab/><text:line-break/></text:span><text:span text:style-name="T8">WHAT THIS DOES:</text:span><text:span text:style-name="T6"> It creates a cell object and sets it's properties to those of the </text:span><text:span text:style-name="T2">player </text:span><text:span text:style-name="T6">object.</text:span></text:p>
      <text:p text:style-name="P13"><text:span text:style-name="T6"><text:tab/></text:span><text:span text:style-name="T8">NOTE:</text:span><text:span text:style-name="T6"> Running the application at this point will cause an error. <text:s/>Why? (The answer is in the next step!)</text:span></text:p>
      <text:list xml:id="list925452095" text:continue-numbering="true" text:style-name="L1">
        <text:list-item>
          <text:p text:style-name="P15"><text:span text:style-name="T63">Select the mainStoryboard.storyboard file, select the </text:span><text:span text:style-name="T61">Table View Cell, </text:span><text:span text:style-name="T63">and set the </text:span><text:span text:style-name="T61">Identifier </text:span><text:span text:style-name="T63">property to “PlayerCell”, the same value as was used above.</text:span></text:p>
        </text:list-item>
        <text:list-item>
          <text:p text:style-name="P16"><text:span text:style-name="T62">RUN THE APP. </text:span><text:span text:style-name="T63">The list of names should appear in the table cell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ce style:name="Menlo" svg:font-family="Menlo"/>
    <style:font-face style:name="Menlo-Regular" svg:font-family="Menlo-Regular"/>
    <style:font-face style:name="Verdana" svg:font-family="Verdana"/>
    <style:font-face style:name="Menlo1"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mes Eberhardt</meta:initial-creator>
    <meta:creation-date>2012-11-04T19:53:47</meta:creation-date>
    <meta:generator>OpenOffice.org/3.3$Unix OpenOffice.org_project/330m20$Build-9567</meta:generator>
    <dc:date>2012-11-05T07:32:16</dc:date>
    <dc:creator>James Eberhardt</dc:creator>
    <meta:editing-duration>PT11H13M28S</meta:editing-duration>
    <meta:editing-cycles>11</meta:editing-cycles>
    <meta:document-statistic meta:table-count="0" meta:image-count="0" meta:object-count="0" meta:page-count="5" meta:paragraph-count="68" meta:word-count="1454" meta:character-count="9208"/>
  </office:meta>
</office:document-meta>
</file>